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.6000003814697pt" style:font-size-complex="14.3999996185303pt"/>
    </style:style>
    <style:style style:name="P2" style:family="paragraph" style:parent-style-name="Standard">
      <style:paragraph-properties fo:margin-left="0cm" fo:margin-right="0cm" fo:text-align="justify" style:justify-single-word="false" fo:text-indent="1.349cm" style:auto-text-indent="false"/>
      <style:text-properties fo:font-size="12pt" style:font-size-asian="12.6000003814697pt" style:font-size-complex="14.3999996185303pt"/>
    </style:style>
    <style:style style:name="P3" style:family="paragraph" style:parent-style-name="Standard">
      <style:paragraph-properties fo:margin-left="0cm" fo:margin-right="0cm" fo:text-align="center" style:justify-single-word="false" fo:text-indent="1.349cm" style:auto-text-indent="false"/>
      <style:text-properties fo:font-size="12pt" style:font-size-asian="12.6000003814697pt" style:font-size-complex="14.3999996185303pt"/>
    </style:style>
    <style:style style:name="P4" style:family="paragraph" style:parent-style-name="Standard">
      <style:paragraph-properties fo:margin-left="0cm" fo:margin-right="0cm" fo:text-align="start" style:justify-single-word="false" fo:text-indent="1.349cm" style:auto-text-indent="false"/>
      <style:text-properties fo:font-size="12pt" style:font-size-asian="12.6000003814697pt" style:font-size-complex="14.3999996185303pt"/>
    </style:style>
    <style:style style:name="P5" style:family="paragraph" style:parent-style-name="Standard">
      <style:paragraph-properties fo:margin-left="0cm" fo:margin-right="0cm" fo:text-align="start" style:justify-single-word="false" fo:text-indent="1.349cm" style:auto-text-indent="false"/>
      <style:text-properties fo:font-size="12pt" fo:language="en" fo:country="US" style:font-size-asian="12.6000003814697pt" style:font-size-complex="14.3999996185303pt"/>
    </style:style>
    <style:style style:name="P6" style:family="paragraph" style:parent-style-name="Standard">
      <style:paragraph-properties fo:margin-left="0cm" fo:margin-right="0cm" fo:text-align="start" style:justify-single-word="false" fo:text-indent="1.349cm" style:auto-text-indent="false"/>
      <style:text-properties fo:font-size="12pt" fo:language="ru" fo:country="RU" style:font-size-asian="12.6000003814697pt" style:font-size-complex="14.3999996185303pt"/>
    </style:style>
    <style:style style:name="P7" style:family="paragraph" style:parent-style-name="Standard" style:list-style-name="L1">
      <style:paragraph-properties fo:margin-left="0cm" fo:margin-right="0cm" fo:text-align="justify" style:justify-single-word="false" fo:text-indent="1.349cm" style:auto-text-indent="false"/>
      <style:text-properties fo:font-size="12pt" style:font-size-asian="12.6000003814697pt" style:font-size-complex="14.3999996185303pt"/>
    </style:style>
    <style:style style:name="P8" style:family="paragraph" style:parent-style-name="Standard">
      <style:paragraph-properties fo:margin-left="0cm" fo:margin-right="0cm" fo:text-align="start" style:justify-single-word="false" fo:text-indent="1.349cm" style:auto-text-indent="false"/>
      <style:text-properties fo:font-size="12pt" style:font-size-asian="12.6000003814697pt" style:font-size-complex="14.399999618530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Договор поставки №</text:p>
      <text:p text:style-name="P1"/>
      <text:p text:style-name="P1">с.Батырево <text:s text:c="63"/>« <text:s text:c="6"/>» <text:s text:c="23"/>2021г.</text:p>
      <text:p text:style-name="P1"/>
      <text:p text:style-name="P2">ООО «Союз», именуемый в дальнейшем «Поставщик», в лице генерального директора Счетчикова Сергея Александровича, действующего на основании Устава с одной стороны <text:s/>и <text:s text:c="53"/>, именуемый в дальнейшем «Покупатель» в лице индивидуального предпринимателя <text:s text:c="59"/>, действующего на основании Свидетельства № <text:s text:c="29"/>от <text:s text:c="27"/>г.заключили настоящий договор о нижеследующем:</text:p>
      <text:p text:style-name="P2"/>
      <text:p text:style-name="P3">1.Предмет договора.</text:p>
      <text:p text:style-name="P2">«Поставщик» обязуется поставить товар, соответствующий сертификату соответствия, а «Покупатель» принять <text:s/>по количеству и качеству и оплатить <text:s/>товар.Ассортимент товара, его количество и цена определяются согласно накладным на отпуск товара, полученным представителями «Покупателя».</text:p>
      <text:p text:style-name="P2"/>
      <text:p text:style-name="P3">2.Ответственность сторон.</text:p>
      <text:p text:style-name="P2">1.Стороны несут ответственность согласно действующему законодательству.</text:p>
      <text:list xml:id="list7006300660369353073" text:style-name="L1">
        <text:list-item>
          <text:list>
            <text:list-item>
              <text:list>
                <text:list-item>
                  <text:p text:style-name="P7">«Поставщик» гарантирует качество поставляемого товара,предоставляет «Покупателю» все необходимые документы, удостоверяющие качество и безопасность товара.</text:p>
                </text:list-item>
                <text:list-item>
                  <text:p text:style-name="P7">Расчет между сторонами производится за наличный расчет в момент приемки товара.</text:p>
                </text:list-item>
                <text:list-item>
                  <text:p text:style-name="P7"><text:s/>«Покупатель» имеет право предъявить «Поставщику» претензии по качеству поставляемого товара в течении 1 дня от даты получения товара. По истечении указанного срока товар возврату не подлежит.</text:p>
                </text:list-item>
                <text:list-item>
                  <text:p text:style-name="P7">Настоящий договор вступает в силу с момента подписания и действует до его расторжения по взаимному согласию сторон.</text:p>
                </text:list-item>
              </text:list>
            </text:list-item>
          </text:list>
        </text:list-item>
      </text:list>
      <text:p text:style-name="P3"/>
      <text:p text:style-name="P3">Юридические адреса сторон:</text:p>
      <text:p text:style-name="P3"/>
      <text:p text:style-name="P3">Поставщик: <text:s text:c="61"/>Покупатель:</text:p>
      <text:p text:style-name="P4">ООО «Союз» <text:s text:c="57"/>ИП </text:p>
      <text:p text:style-name="P4">429350, ЧР,Батыревский р-н, <text:s text:c="28"/></text:p>
      <text:p text:style-name="P4">с.Батырево, Канашская,12 <text:s text:c="2"/></text:p>
      <text:p text:style-name="P4">ИНН2103006463 <text:s text:c="50"/>ИНН <text:s text:c="155"/></text:p>
      <text:p text:style-name="P4">ОГРН 1042132003374 <text:s text:c="40"/>пасп гр РФ <text:s text:c="6"/>№</text:p>
      <text:p text:style-name="P4">Р/сч 40702810411030000094 <text:s text:c="28"/>от <text:s text:c="20"/>г.</text:p>
      <text:p text:style-name="P4">К/сч 30101810600000000752 <text:s text:c="29"/>выдан </text:p>
      <text:p text:style-name="P4">Бик 049706752 <text:s text:c="52"/></text:p>
      <text:p text:style-name="P4">в РФ АО Россельхозбанк <text:s text:c="35"/>Д/р </text:p>
      <text:p text:style-name="P4">тел 88353261987</text:p>
      <text:p text:style-name="P5">e mail :<text:a xlink:type="simple" xlink:href="mailto:ooo_souz_bat@mail.ru" text:style-name="Internet_20_link" text:visited-style-name="Visited_20_Internet_20_Link">ooo_souz_bat@mail.ru</text:a></text:p>
      <text:p text:style-name="P5"/>
      <text:p text:style-name="P6">Генеральный директор: <text:s text:c="32"/>ИП ___________.</text:p>
      <text:p text:style-name="P6"/>
      <text:p text:style-name="P6">___________С.А.Счетчиков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5T17:53:08.12</meta:creation-date>
    <meta:print-date>2021-01-25T13:25:58.58</meta:print-date>
    <dc:date>2021-01-25T13:28:26.78</dc:date>
    <meta:editing-duration>PT27M47S</meta:editing-duration>
    <meta:editing-cycles>5</meta:editing-cycles>
    <meta:generator>OpenOffice/4.1.8$Win32 OpenOffice.org_project/418m3$Build-9803</meta:generator>
    <meta:printed-by>а а</meta:printed-by>
    <meta:document-statistic meta:table-count="0" meta:image-count="0" meta:object-count="0" meta:page-count="1" meta:paragraph-count="26" meta:word-count="207" meta:character-count="2543"/>
    <dc:creator>а а</dc:creator>
    <meta:user-defined meta:name="Поле 1"/>
    <meta:user-defined meta:name="Поле 2"/>
    <meta:user-defined meta:name="Поле 3"/>
    <meta:user-defined meta:name="Поле 4"/>
  </office:meta>
</office:document-meta>
</file>